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5.602cm" table:align="left"/>
    </style:style>
    <style:style style:name="Таблица1.A" style:family="table-column">
      <style:table-column-properties style:column-width="2.533cm"/>
    </style:style>
    <style:style style:name="Таблица1.B" style:family="table-column">
      <style:table-column-properties style:column-width="4.759cm"/>
    </style:style>
    <style:style style:name="Таблица1.C" style:family="table-column">
      <style:table-column-properties style:column-width="8.3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2.421cm" table:align="left"/>
    </style:style>
    <style:style style:name="Таблица2.A" style:family="table-column">
      <style:table-column-properties style:column-width="2.499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6.687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3.45cm" table:align="left"/>
    </style:style>
    <style:style style:name="Таблица3.A" style:family="table-column">
      <style:table-column-properties style:column-width="2.233cm"/>
    </style:style>
    <style:style style:name="Таблица3.B" style:family="table-column">
      <style:table-column-properties style:column-width="4.505cm"/>
    </style:style>
    <style:style style:name="Таблица3.C" style:family="table-column">
      <style:table-column-properties style:column-width="6.712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603cm" table:align="left"/>
    </style:style>
    <style:style style:name="Таблица4.A" style:family="table-column">
      <style:table-column-properties style:column-width="2.499cm"/>
    </style:style>
    <style:style style:name="Таблица4.B" style:family="table-column">
      <style:table-column-properties style:column-width="3.127cm"/>
    </style:style>
    <style:style style:name="Таблица4.C" style:family="table-column">
      <style:table-column-properties style:column-width="4.669cm"/>
    </style:style>
    <style:style style:name="Таблица4.D" style:family="table-column">
      <style:table-column-properties style:column-width="4.307cm"/>
    </style:style>
    <style:style style:name="Таблица4.A1" style:family="table-cell">
      <style:table-cell-properties style:vertical-align="middle" fo:padding="0.049cm" fo:border="none"/>
    </style:style>
    <style:style style:name="Таблица4.8" style:family="table-row">
      <style:table-row-properties style:min-row-height="0.901cm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8.172cm"/>
    </style:style>
    <style:style style:name="Таблица5.B" style:family="table-column">
      <style:table-column-properties style:column-width="8.828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3.119cm"/>
    </style:style>
    <style:style style:name="Таблица6.B" style:family="table-column">
      <style:table-column-properties style:column-width="5.653cm"/>
    </style:style>
    <style:style style:name="Таблица6.C" style:family="table-column">
      <style:table-column-properties style:column-width="8.229cm"/>
    </style:style>
    <style:style style:name="Таблица6.A1" style:family="table-cell">
      <style:table-cell-properties style:vertical-align="middle" fo:padding="0.049cm" fo:border="none"/>
    </style:style>
    <style:style style:name="Таблица6.5" style:family="table-row">
      <style:table-row-properties style:min-row-height="1.639cm"/>
    </style:style>
    <style:style style:name="Таблица7" style:family="table">
      <style:table-properties style:width="15.381cm" table:align="left"/>
    </style:style>
    <style:style style:name="Таблица7.A" style:family="table-column">
      <style:table-column-properties style:column-width="5.846cm"/>
    </style:style>
    <style:style style:name="Таблица7.B" style:family="table-column">
      <style:table-column-properties style:column-width="4.607cm"/>
    </style:style>
    <style:style style:name="Таблица7.C" style:family="table-column">
      <style:table-column-properties style:column-width="4.928cm"/>
    </style:style>
    <style:style style:name="Таблица7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color="#ffffff" loext:opacity="100%"/>
    </style:style>
    <style:style style:name="P2" style:family="paragraph" style:parent-style-name="Text_20_body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4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5" style:family="paragraph" style:parent-style-name="Horizontal_20_Line">
      <style:text-properties fo:color="#ffffff" loext:opacity="100%"/>
    </style:style>
    <style:style style:name="P6" style:family="paragraph" style:parent-style-name="Quotations">
      <style:text-properties fo:color="#ffffff" loext:opacity="100%"/>
    </style:style>
    <style:style style:name="P7" style:family="paragraph" style:parent-style-name="Table_20_Heading">
      <style:text-properties fo:color="#ffffff" loext:opacity="100%"/>
    </style:style>
    <style:style style:name="P8" style:family="paragraph" style:parent-style-name="Preformatted_20_Text">
      <style:paragraph-properties style:writing-mode="lr-tb"/>
      <style:text-properties fo:color="#ffffff" loext:opacity="100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0" style:family="paragraph" style:parent-style-name="Text_20_body" style:list-style-name="L1">
      <style:text-properties fo:color="#ffffff" loext:opacity="100%"/>
    </style:style>
    <style:style style:name="P11" style:family="paragraph" style:parent-style-name="Standard">
      <style:text-properties fo:color="#ffffff" loext:opacity="100%"/>
    </style:style>
    <style:style style:name="P12" style:family="paragraph" style:parent-style-name="Text_20_body" style:list-style-name="L2">
      <style:text-properties fo:color="#ffffff" loext:opacity="100%"/>
    </style:style>
    <style:style style:name="P13" style:family="paragraph" style:parent-style-name="Preformatted_20_Text" style:list-style-name="L2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14" style:family="paragraph" style:parent-style-name="Preformatted_20_Text" style:list-style-name="L2">
      <style:paragraph-properties fo:margin-top="0cm" fo:margin-bottom="0.499cm" style:contextual-spacing="false" style:writing-mode="lr-tb"/>
      <style:text-properties fo:color="#ffffff" loext:opacity="100%"/>
    </style:style>
    <style:style style:name="P15" style:family="paragraph" style:parent-style-name="Text_20_body" style:list-style-name="L3">
      <style:text-properties fo:color="#ffffff" loext:opacity="100%"/>
    </style:style>
    <style:style style:name="P16" style:family="paragraph" style:parent-style-name="Table_20_Contents">
      <style:text-properties fo:color="#ffffff" loext:opacity="100%"/>
    </style:style>
    <style:style style:name="P17" style:family="paragraph" style:parent-style-name="Heading_20_3">
      <style:text-properties fo:color="#ffffff" loext:opacity="100%"/>
    </style:style>
    <style:style style:name="P18" style:family="paragraph" style:parent-style-name="Heading_20_3" style:list-style-name="L4">
      <style:text-properties fo:color="#ffffff" loext:opacity="100%"/>
    </style:style>
    <style:style style:name="P19" style:family="paragraph" style:parent-style-name="Text_20_body" style:list-style-name="L4">
      <style:text-properties fo:color="#ffffff" loext:opacity="100%"/>
    </style:style>
    <style:style style:name="P20" style:family="paragraph" style:parent-style-name="Preformatted_20_Text" style:list-style-name="L4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1" style:family="paragraph" style:parent-style-name="Preformatted_20_Text" style:list-style-name="L4">
      <style:paragraph-properties fo:margin-top="0cm" fo:margin-bottom="0.499cm" style:contextual-spacing="false" style:writing-mode="lr-tb"/>
      <style:text-properties fo:color="#ffffff" loext:opacity="100%"/>
    </style:style>
    <style:style style:name="P22" style:family="paragraph" style:parent-style-name="Text_20_body" style:list-style-name="L5">
      <style:text-properties fo:color="#ffffff" loext:opacity="100%"/>
    </style:style>
    <style:style style:name="P23" style:family="paragraph" style:parent-style-name="Text_20_body" style:list-style-name="L6">
      <style:text-properties fo:color="#ffffff" loext:opacity="100%"/>
    </style:style>
    <style:style style:name="P24" style:family="paragraph" style:parent-style-name="Text_20_body" style:list-style-name="L7">
      <style:text-properties fo:color="#ffffff" loext:opacity="100%"/>
    </style:style>
    <style:style style:name="P25" style:family="paragraph" style:parent-style-name="Preformatted_20_Text" style:list-style-name="L7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26" style:family="paragraph" style:parent-style-name="Preformatted_20_Text" style:list-style-name="L7">
      <style:paragraph-properties fo:margin-top="0cm" fo:margin-bottom="0.499cm" style:contextual-spacing="false" style:writing-mode="lr-tb"/>
      <style:text-properties fo:color="#ffffff" loext:opacity="100%"/>
    </style:style>
    <style:style style:name="P27" style:family="paragraph" style:parent-style-name="Preformatted_20_Text" style:list-style-name="L7">
      <style:paragraph-properties style:writing-mode="lr-tb"/>
      <style:text-properties fo:color="#ffffff" loext:opacity="100%"/>
    </style:style>
    <style:style style:name="P28" style:family="paragraph" style:parent-style-name="Standard">
      <style:text-properties fo:color="#ffffff" loext:opacity="100%" fo:language="kk" fo:country="KZ" officeooo:rsid="002ae8c1" officeooo:paragraph-rsid="002ae8c1"/>
    </style:style>
    <style:style style:name="P29" style:family="paragraph" style:parent-style-name="Standard">
      <style:text-properties fo:color="#ffffff" loext:opacity="100%" fo:language="kk" fo:country="KZ" officeooo:rsid="002b509e" officeooo:paragraph-rsid="002b66f0"/>
    </style:style>
    <style:style style:name="P30" style:family="paragraph" style:parent-style-name="Standard">
      <style:text-properties fo:color="#ffffff" loext:opacity="100%" fo:language="kk" fo:country="KZ" officeooo:rsid="002b509e" officeooo:paragraph-rsid="002b509e"/>
    </style:style>
    <style:style style:name="P31" style:family="paragraph" style:parent-style-name="Text_20_body">
      <style:text-properties fo:color="#ffffff" loext:opacity="100%" fo:language="kk" fo:country="KZ" officeooo:rsid="002b509e" officeooo:paragraph-rsid="002b509e"/>
    </style:style>
    <style:style style:name="P32" style:family="paragraph" style:parent-style-name="Horizontal_20_Line">
      <style:text-properties fo:color="#ffffff" loext:opacity="100%" fo:language="kk" fo:country="KZ" officeooo:rsid="002b509e"/>
    </style:style>
    <style:style style:name="P33" style:family="paragraph" style:parent-style-name="Heading_20_1">
      <style:text-properties fo:color="#ffffff" loext:opacity="100%" fo:language="kk" fo:country="KZ" officeooo:rsid="002b509e"/>
    </style:style>
    <style:style style:name="P34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 fo:language="kk" fo:country="KZ" officeooo:rsid="002b509e"/>
    </style:style>
    <style:style style:name="P35" style:family="paragraph" style:parent-style-name="Preformatted_20_Text">
      <style:paragraph-properties style:writing-mode="lr-tb"/>
      <style:text-properties fo:color="#ffffff" loext:opacity="100%" fo:language="kk" fo:country="KZ" officeooo:rsid="002b509e"/>
    </style:style>
    <style:style style:name="P36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b509e"/>
    </style:style>
    <style:style style:name="P37" style:family="paragraph" style:parent-style-name="Text_20_body">
      <style:text-properties fo:color="#ffffff" loext:opacity="100%" fo:language="kk" fo:country="KZ" officeooo:rsid="002b509e"/>
    </style:style>
    <style:style style:name="P38" style:family="paragraph" style:parent-style-name="Preformatted_20_Text">
      <style:paragraph-properties style:writing-mode="lr-tb"/>
      <style:text-properties fo:color="#ffffff" loext:opacity="100%" fo:language="kk" fo:country="KZ" officeooo:rsid="002b509e" officeooo:paragraph-rsid="002ec2a7"/>
    </style:style>
    <style:style style:name="P39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fo:language="kk" fo:country="KZ" officeooo:rsid="002b509e" officeooo:paragraph-rsid="002ec2a7"/>
    </style:style>
    <style:style style:name="P40" style:family="paragraph" style:parent-style-name="Heading_20_2">
      <style:text-properties fo:color="#ffffff" loext:opacity="100%" fo:language="kk" fo:country="KZ" officeooo:rsid="002b509e"/>
    </style:style>
    <style:style style:name="P41" style:family="paragraph" style:parent-style-name="Quotations">
      <style:text-properties fo:color="#ffffff" loext:opacity="100%" fo:language="kk" fo:country="KZ" officeooo:rsid="002b509e"/>
    </style:style>
    <style:style style:name="P42" style:family="paragraph" style:parent-style-name="Text_20_body" style:list-style-name="L8">
      <style:text-properties fo:color="#ffffff" loext:opacity="100%" fo:language="kk" fo:country="KZ" officeooo:rsid="002b509e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e2e3e7" loext:opacity="100%" fo:font-family="BlinkMacSystemFont, apple-system, 'Segoe UI', Roboto, Helvetica, Arial, sans-serif" fo:font-size="12pt" fo:letter-spacing="normal" fo:font-style="normal" fo:font-weight="normal"/>
    </style:style>
    <style:style style:name="T3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e2e3e7" loext:opacity="100%" fo:letter-spacing="normal"/>
    </style:style>
    <style:style style:name="T5" style:family="text">
      <style:text-properties fo:language="en" fo:country="US"/>
    </style:style>
    <style:style style:name="T6" style:family="text">
      <style:text-properties officeooo:rsid="002b66f0"/>
    </style:style>
    <style:style style:name="T7" style:family="text">
      <style:text-properties officeooo:rsid="002d2c7c"/>
    </style:style>
    <style:style style:name="T8" style:family="text">
      <style:text-properties fo:language="en" fo:country="US" officeooo:rsid="002d2c7c"/>
    </style:style>
    <style:style style:name="T9" style:family="text">
      <style:text-properties fo:language="en" fo:country="US" officeooo:rsid="002ec2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Что такое <text:span text:style-name="Emphasis">прототип вообще</text:span></text:h>
      <text:p text:style-name="P2">Каждый объект в JavaScript <text:span text:style-name="Strong_20_Emphasis">наследует</text:span> свойства и методы от другого объекта, который называется <text:span text:style-name="Strong_20_Emphasis">прототипом</text:span>.</text:p>
      <text:p text:style-name="P2">У любого объекта есть скрытое свойство <text:span text:style-name="Source_20_Text">[[Prototype]]</text:span>,<text:line-break/>в консоли оно отображается как <text:span text:style-name="Source_20_Text">__proto__</text:span>.</text:p>
      <text:p text:style-name="P2">Например:</text:p>
      <text:p text:style-name="P3"><text:span text:style-name="Source_20_Text">const user = { name: "Мурад" };</text:span></text:p>
      <text:p text:style-name="P4"><text:span text:style-name="Source_20_Text">console.log(user.__proto__); // Object.prototype</text:span></text:p>
      <text:p text:style-name="P2">📌 То есть <text:span text:style-name="Source_20_Text">user</text:span> создан из встроенного “шаблона” <text:span text:style-name="Source_20_Text">Object.prototype</text:span> и наследует его методы:</text:p>
      <text:p text:style-name="P3"><text:span text:style-name="Source_20_Text">user.toString(); <text:s/>// "[object Object]"</text:span></text:p>
      <text:p text:style-name="P4"><text:span text:style-name="Source_20_Text">user.hasOwnProperty("name"); // true</text:span></text:p>
      <text:p text:style-name="P5"/>
      <text:h text:style-name="P1" text:outline-level="2">🔹 Что значит <text:span text:style-name="Strong_20_Emphasis">встроенные</text:span> прототипы</text:h>
      <text:p text:style-name="P6">Встроенные прототипы — это <text:span text:style-name="Strong_20_Emphasis">стандартные объекты JavaScript</text:span>, у которых уже есть готовые методы.</text:p>
      <text:p text:style-name="P2">Они создаются <text:span text:style-name="Strong_20_Emphasis">внутри движка JS</text:span> (не тобой, а самим языком),<text:line-break/>и служат “родителями” для всех стандартных типов данных.</text:p>
      <text:p text:style-name="P5"/>
      <text:h text:style-name="P1" text:outline-level="2">🔹 Примеры встроенных прототипов<text:span text:style-name="T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7">Тип данных</text:p>
            </table:table-cell>
            <table:table-cell table:style-name="Таблица1.A1" office:value-type="string">
              <text:p text:style-name="P7">Прототип</text:p>
            </table:table-cell>
            <table:table-cell table:style-name="Таблица1.A1" office:value-type="string">
              <text:p text:style-name="P7">Примеры методов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<text:span text:style-name="T1">Object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Object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oString()</text:span></text:span><text:span text:style-name="T1">, </text:span><text:span text:style-name="Source_20_Text"><text:span text:style-name="T1">hasOwnProperty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Array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Array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push()</text:span></text:span><text:span text:style-name="T1">, </text:span><text:span text:style-name="Source_20_Text"><text:span text:style-name="T1">pop()</text:span></text:span><text:span text:style-name="T1">, </text:span><text:span text:style-name="Source_20_Text"><text:span text:style-name="T1">map()</text:span></text:span><text:span text:style-name="T1">, </text:span><text:span text:style-name="Source_20_Text"><text:span text:style-name="T1">forEach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Function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Function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call()</text:span></text:span><text:span text:style-name="T1">, </text:span><text:span text:style-name="Source_20_Text"><text:span text:style-name="T1">apply()</text:span></text:span><text:span text:style-name="T1">, </text:span><text:span text:style-name="Source_20_Text"><text:span text:style-name="T1">bind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String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String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oUpperCase()</text:span></text:span><text:span text:style-name="T1">, </text:span><text:span text:style-name="Source_20_Text"><text:span text:style-name="T1">slice()</text:span></text:span><text:span text:style-name="T1">, </text:span><text:span text:style-name="Source_20_Text"><text:span text:style-name="T1">includes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Number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Number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oFixed()</text:span></text:span><text:span text:style-name="T1">, </text:span><text:span text:style-name="Source_20_Text"><text:span text:style-name="T1">toString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Dat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Date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getFullYear()</text:span></text:span><text:span text:style-name="T1">, </text:span><text:span text:style-name="Source_20_Text"><text:span text:style-name="T1">getTime()</text:span></text:span>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<text:span text:style-name="T1">RegExp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RegExp.prototype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test()</text:span></text:span><text:span text:style-name="T1">, </text:span><text:span text:style-name="Source_20_Text"><text:span text:style-name="T1">exec()</text:span></text:span></text:p>
          </table:table-cell>
        </table:table-row>
      </table:table>
      <text:h text:style-name="P1" text:outline-level="2">🔹 Как это выглядит в цепочке</text:h>
      <text:p text:style-name="P2">Пример с массивом:</text:p>
      <text:p text:style-name="P3"><text:span text:style-name="Source_20_Text">let arr = [1, 2, 3];</text:span></text:p>
      <text:p text:style-name="P8"><text:span text:style-name="Source_20_Text">console.log(arr.__proto__ === Array.prototype); // true</text:span></text:p>
      <text:p text:style-name="P4"><text:span text:style-name="Source_20_Text">console.log(arr.__proto__.__proto__ === Object.prototype); // true</text:span></text:p>
      <text:p text:style-name="P2">➡️ То есть:</text:p>
      <text:p text:style-name="P9"><text:soft-page-break/><text:span text:style-name="Source_20_Text">arr → Array.prototype → Object.prototype → null</text:span></text:p>
      <text:p text:style-name="P2">🔸 Это и есть <text:span text:style-name="Strong_20_Emphasis">цепочка прототипов</text:span> (prototype chain).<text:line-break/>Встроенные прототипы — это её “основа”.</text:p>
      <text:p text:style-name="P5"/>
      <text:h text:style-name="P1" text:outline-level="2">🔹 Можно добавлять свои методы во встроенные прототипы</text:h>
      <text:p text:style-name="P2">Иногда разработчики <text:span text:style-name="Strong_20_Emphasis">добавляют свои методы</text:span> прямо во встроенные прототипы, например:</text:p>
      <text:p text:style-name="P3"><text:span text:style-name="Source_20_Text">Array.prototype.last = function() {</text:span></text:p>
      <text:p text:style-name="P8"><text:span text:style-name="Source_20_Text"><text:s text:c="2"/>return this[this.length - 1];</text:span></text:p>
      <text:p text:style-name="P8"><text:span text:style-name="Source_20_Text">};</text:span></text:p>
      <text:p text:style-name="P8"/>
      <text:p text:style-name="P4"><text:span text:style-name="Source_20_Text">console.log([10, 20, 30].last()); // 30</text:span></text:p>
      <text:p text:style-name="P2">⚠️ Но! Это <text:span text:style-name="Strong_20_Emphasis">плохая практика</text:span>, потому что можно случайно переписать стандартные методы и сломать поведение в других частях программы.</text:p>
      <text:p text:style-name="P5"/>
      <text:h text:style-name="P1" text:outline-level="2">🔹 Пример цепочки для функции</text:h>
      <text:p text:style-name="P9"><text:span text:style-name="Source_20_Text">function sayHi() {}</text:span></text:p>
      <text:p text:style-name="P2">Цепочка:</text:p>
      <text:p text:style-name="P9"><text:span text:style-name="Source_20_Text">sayHi → Function.prototype → Object.prototype → null</text:span></text:p>
      <text:p text:style-name="P2">Поэтому <text:span text:style-name="Source_20_Text">sayHi</text:span> имеет методы <text:span text:style-name="Source_20_Text">call</text:span>, <text:span text:style-name="Source_20_Text">apply</text:span>, <text:span text:style-name="Source_20_Text">bind</text:span>,<text:line-break/>а также унаследованные <text:span text:style-name="Source_20_Text">toString</text:span>, <text:span text:style-name="Source_20_Text">hasOwnProperty</text:span> и т.д.</text:p>
      <text:p text:style-name="P5"/>
      <text:h text:style-name="P1" text:outline-level="2">🔹 Визуально (упрощённая схема)</text:h>
      <text:p text:style-name="P3"><text:span text:style-name="Source_20_Text">[1, 2, 3]</text:span></text:p>
      <text:p text:style-name="P8"><text:span text:style-name="Source_20_Text"><text:s text:c="3"/>│</text:span></text:p>
      <text:p text:style-name="P8"><text:span text:style-name="Source_20_Text"><text:s text:c="3"/>▼</text:span></text:p>
      <text:p text:style-name="P8"><text:span text:style-name="Source_20_Text">Array.prototype <text:s/>→ <text:s/>Object.prototype <text:s/>→ <text:s/>null</text:span></text:p>
      <text:p text:style-name="P8"/>
      <text:p text:style-name="P8"><text:span text:style-name="Source_20_Text">function f() {…}</text:span></text:p>
      <text:p text:style-name="P8"><text:span text:style-name="Source_20_Text"><text:s text:c="3"/>│</text:span></text:p>
      <text:p text:style-name="P8"><text:span text:style-name="Source_20_Text"><text:s text:c="3"/>▼</text:span></text:p>
      <text:p text:style-name="P8"><text:span text:style-name="Source_20_Text">Function.prototype <text:s/>→ <text:s/>Object.prototype <text:s/>→ <text:s/>null</text:span></text:p>
      <text:p text:style-name="P8"/>
      <text:p text:style-name="P8"><text:span text:style-name="Source_20_Text">{name: "Murat"}</text:span></text:p>
      <text:p text:style-name="P8"><text:span text:style-name="Source_20_Text"><text:s text:c="3"/>│</text:span></text:p>
      <text:p text:style-name="P8"><text:span text:style-name="Source_20_Text"><text:s text:c="3"/>▼</text:span></text:p>
      <text:p text:style-name="P4"><text:span text:style-name="Source_20_Text">Object.prototype <text:s/>→ <text:s/>null</text:span></text:p>
      <text:p text:style-name="P5"/>
      <text:h text:style-name="P1" text:outline-level="2"><text:soft-page-break/>🧩 Итого</text:h>
      <text:list text:style-name="L1">
        <text:list-item>
          <text:p text:style-name="P10"><text:span text:style-name="Strong_20_Emphasis">Прототип</text:span> — объект, от которого другие объекты наследуют свойства и методы.</text:p>
        </text:list-item>
        <text:list-item>
          <text:p text:style-name="P10"><text:span text:style-name="Strong_20_Emphasis">Встроенные прототипы</text:span> — это те, что встроены в язык (Object, Array, Function и т.д.).</text:p>
        </text:list-item>
        <text:list-item>
          <text:p text:style-name="P10">Они лежат <text:span text:style-name="Strong_20_Emphasis">в основе всей цепочки наследования JS</text:span>.</text:p>
        </text:list-item>
        <text:list-item>
          <text:p text:style-name="P10">Мы можем их использовать, расширять, и даже создавать собственные “потомки”.</text:p>
        </text:list-item>
      </text:list>
      <text:p text:style-name="P11"><text:span text:style-name="T2">Даже функции – они объекты встроенного конструктора </text:span><text:span text:style-name="Source_20_Text"><text:span text:style-name="T3">Function</text:span></text:span><text:span text:style-name="T2">, и все их методы (</text:span><text:span text:style-name="Source_20_Text"><text:span text:style-name="T3">call</text:span></text:span><text:span text:style-name="T2">/</text:span><text:span text:style-name="Source_20_Text"><text:span text:style-name="T3">apply</text:span></text:span><text:span text:style-name="T4"> </text:span><text:span text:style-name="T2">и другие) берутся из </text:span><text:span text:style-name="Source_20_Text"><text:span text:style-name="T3">Function.prototype</text:span></text:span><text:span text:style-name="T2">. Также у функций есть свой метод </text:span><text:span text:style-name="Source_20_Text"><text:span text:style-name="T3">toString</text:span></text:span><text:span text:style-name="T2">.</text:span> </text:p>
      <text:p text:style-name="P11"/>
      <text:h text:style-name="P1" text:outline-level="2">🔹 Что такое примитивы</text:h>
      <text:p text:style-name="P2"><text:span text:style-name="Strong_20_Emphasis">Примитивы</text:span> — это самые простые, неделимые типы данных в JavaScript.<text:line-break/>Они <text:span text:style-name="Strong_20_Emphasis">не являются объектами</text:span> и <text:span text:style-name="Strong_20_Emphasis">не имеют методов и свойств</text:span> (на первый взгляд).</text:p>
      <text:p text:style-name="P2">Примитив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Тип</text:p>
            </table:table-cell>
            <table:table-cell table:style-name="Таблица2.A1" office:value-type="string">
              <text:p text:style-name="Table_20_Heading">Пример</text:p>
            </table:table-cell>
            <table:table-cell table:style-name="Таблица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string</text:span></text:p>
          </table:table-cell>
          <table:table-cell table:style-name="Таблица2.A1" office:value-type="string">
            <text:p text:style-name="Table_20_Contents"><text:span text:style-name="Source_20_Text">'hello'</text:span></text:p>
          </table:table-cell>
          <table:table-cell table:style-name="Таблица2.A1" office:value-type="string">
            <text:p text:style-name="Table_20_Contents">строка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number</text:span></text:p>
          </table:table-cell>
          <table:table-cell table:style-name="Таблица2.A1" office:value-type="string">
            <text:p text:style-name="Table_20_Contents"><text:span text:style-name="Source_20_Text">42</text:span></text:p>
          </table:table-cell>
          <table:table-cell table:style-name="Таблица2.A1" office:value-type="string">
            <text:p text:style-name="Table_20_Contents">число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boolean</text:span></text:p>
          </table:table-cell>
          <table:table-cell table:style-name="Таблица2.A1" office:value-type="string">
            <text:p text:style-name="Table_20_Contents"><text:span text:style-name="Source_20_Text">true</text:span>, <text:span text:style-name="Source_20_Text">false</text:span></text:p>
          </table:table-cell>
          <table:table-cell table:style-name="Таблица2.A1" office:value-type="string">
            <text:p text:style-name="Table_20_Contents">логическое значение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null</text:span></text:p>
          </table:table-cell>
          <table:table-cell table:style-name="Таблица2.A1" office:value-type="string">
            <text:p text:style-name="Table_20_Contents"><text:span text:style-name="Source_20_Text">null</text:span></text:p>
          </table:table-cell>
          <table:table-cell table:style-name="Таблица2.A1" office:value-type="string">
            <text:p text:style-name="Table_20_Contents">отсутствие значения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undefined</text:span></text:p>
          </table:table-cell>
          <table:table-cell table:style-name="Таблица2.A1" office:value-type="string">
            <text:p text:style-name="Table_20_Contents"><text:span text:style-name="Source_20_Text">undefined</text:span></text:p>
          </table:table-cell>
          <table:table-cell table:style-name="Таблица2.A1" office:value-type="string">
            <text:p text:style-name="Table_20_Contents">неинициализированная переменная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symbol</text:span></text:p>
          </table:table-cell>
          <table:table-cell table:style-name="Таблица2.A1" office:value-type="string">
            <text:p text:style-name="Table_20_Contents"><text:span text:style-name="Source_20_Text">Symbol("id")</text:span></text:p>
          </table:table-cell>
          <table:table-cell table:style-name="Таблица2.A1" office:value-type="string">
            <text:p text:style-name="Table_20_Contents">уникальный идентификатор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bigint</text:span></text:p>
          </table:table-cell>
          <table:table-cell table:style-name="Таблица2.A1" office:value-type="string">
            <text:p text:style-name="Table_20_Contents"><text:span text:style-name="Source_20_Text">123n</text:span></text:p>
          </table:table-cell>
          <table:table-cell table:style-name="Таблица2.A1" office:value-type="string">
            <text:p text:style-name="Table_20_Contents">большое целое число</text:p>
          </table:table-cell>
        </table:table-row>
      </table:table>
      <text:p text:style-name="P5"/>
      <text:h text:style-name="P1" text:outline-level="2">🔹 Проблема и загадка</text:h>
      <text:p text:style-name="P2">Ты наверняка замечал, что примитивы вроде строк или чисел <text:span text:style-name="Strong_20_Emphasis">ведут себя как объекты</text:span>,<text:line-break/>потому что у них есть методы:</text:p>
      <text:p text:style-name="P3"><text:span text:style-name="Source_20_Text">"мурад".toUpperCase(); // "МУРАД"</text:span></text:p>
      <text:p text:style-name="P4"><text:span text:style-name="Source_20_Text">(123.45).toFixed(1); <text:s text:c="2"/>// "123.5"</text:span></text:p>
      <text:p text:style-name="P2">🤔 Но подожди…<text:line-break/>Строка — <text:span text:style-name="Strong_20_Emphasis">не объект</text:span>. Как же это работает?</text:p>
      <text:p text:style-name="P5"/>
      <text:h text:style-name="P1" text:outline-level="2">🔹 Временное "оборачивание" примитивов</text:h>
      <text:p text:style-name="P2">Когда ты вызываешь метод на примитиве, JavaScript делает “магический трюк”:</text:p>
      <text:list text:style-name="L2">
        <text:list-item>
          <text:p text:style-name="P12">Создаёт <text:span text:style-name="Strong_20_Emphasis">временный объект-обёртку</text:span> соответствующего типа:</text:p>
          <text:list>
            <text:list-item>
              <text:p text:style-name="P12">для строки — <text:span text:style-name="Source_20_Text">new String("мурад")</text:span></text:p>
            </text:list-item>
            <text:list-item>
              <text:p text:style-name="P12">для числа — <text:span text:style-name="Source_20_Text">new Number(123.45)</text:span></text:p>
            </text:list-item>
            <text:list-item>
              <text:p text:style-name="P12"><text:soft-page-break/>для булевого — <text:span text:style-name="Source_20_Text">new Boolean(true)</text:span></text:p>
            </text:list-item>
          </text:list>
        </text:list-item>
        <text:list-item>
          <text:p text:style-name="P12">Вызывает на нём нужный метод:</text:p>
          <text:p text:style-name="P13"><text:span text:style-name="Source_20_Text">"мурад".toUpperCase()</text:span></text:p>
          <text:p text:style-name="P14"><text:span text:style-name="Source_20_Text">// на самом деле: new String("мурад").toUpperCase()</text:span></text:p>
        </text:list-item>
        <text:list-item>
          <text:p text:style-name="P12">Возвращает результат и тут же <text:span text:style-name="Strong_20_Emphasis">удаляет временный объект</text:span>.</text:p>
        </text:list-item>
      </text:list>
      <text:p text:style-name="P5"/>
      <text:h text:style-name="P1" text:outline-level="2">🔹 Связь с встроенными прототипами</text:h>
      <text:p text:style-name="P2">Эти временные “обёртки” как раз и <text:span text:style-name="Strong_20_Emphasis">наследуют методы из встроенных прототипов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Примитив</text:p>
            </table:table-cell>
            <table:table-cell table:style-name="Таблица3.A1" office:value-type="string">
              <text:p text:style-name="Table_20_Heading">Временный объект</text:p>
            </table:table-cell>
            <table:table-cell table:style-name="Таблица3.A1" office:value-type="string">
              <text:p text:style-name="Table_20_Heading">Прототип, откуда берутся методы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'abc'</text:span></text:p>
          </table:table-cell>
          <table:table-cell table:style-name="Таблица3.A1" office:value-type="string">
            <text:p text:style-name="Table_20_Contents"><text:span text:style-name="Source_20_Text">new String('abc')</text:span></text:p>
          </table:table-cell>
          <table:table-cell table:style-name="Таблица3.A1" office:value-type="string">
            <text:p text:style-name="Table_20_Contents"><text:span text:style-name="Source_20_Text">String.prototype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123</text:span></text:p>
          </table:table-cell>
          <table:table-cell table:style-name="Таблица3.A1" office:value-type="string">
            <text:p text:style-name="Table_20_Contents"><text:span text:style-name="Source_20_Text">new Number(123)</text:span></text:p>
          </table:table-cell>
          <table:table-cell table:style-name="Таблица3.A1" office:value-type="string">
            <text:p text:style-name="Table_20_Contents"><text:span text:style-name="Source_20_Text">Number.prototype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true</text:span></text:p>
          </table:table-cell>
          <table:table-cell table:style-name="Таблица3.A1" office:value-type="string">
            <text:p text:style-name="Table_20_Contents"><text:span text:style-name="Source_20_Text">new Boolean(true)</text:span></text:p>
          </table:table-cell>
          <table:table-cell table:style-name="Таблица3.A1" office:value-type="string">
            <text:p text:style-name="Table_20_Contents"><text:span text:style-name="Source_20_Text">Boolean.prototype</text:span></text:p>
          </table:table-cell>
        </table:table-row>
      </table:table>
      <text:p text:style-name="P2">Поэтому работает:</text:p>
      <text:p text:style-name="P3"><text:span text:style-name="Source_20_Text">"abc".toUpperCase(); // String.prototype.toUpperCase</text:span></text:p>
      <text:p text:style-name="P4"><text:span text:style-name="Source_20_Text">(42.5).toFixed(1); <text:s text:c="2"/>// Number.prototype.toFixed</text:span></text:p>
      <text:p text:style-name="P5"/>
      <text:h text:style-name="P1" text:outline-level="2">🔹 А что с <text:span text:style-name="Source_20_Text">null</text:span> и <text:span text:style-name="Source_20_Text">undefined</text:span>?</text:h>
      <text:p text:style-name="P2">Эти два — <text:span text:style-name="Strong_20_Emphasis">особенные</text:span>:</text:p>
      <text:list text:style-name="L3">
        <text:list-item>
          <text:p text:style-name="P15">У них <text:span text:style-name="Strong_20_Emphasis">нет</text:span> обёрток и <text:span text:style-name="Strong_20_Emphasis">нет прототипов</text:span>.</text:p>
        </text:list-item>
        <text:list-item>
          <text:p text:style-name="P15">Любая попытка вызвать у них метод вызовет ошибку:</text:p>
        </text:list-item>
      </text:list>
      <text:p text:style-name="P3"><text:span text:style-name="Source_20_Text">null.toString(); // ❌ TypeError</text:span></text:p>
      <text:p text:style-name="P4"><text:span text:style-name="Source_20_Text">undefined.valueOf(); // ❌ TypeError</text:span></text:p>
      <text:p text:style-name="P5"/>
      <text:h text:style-name="P1" text:outline-level="2">🔹 Важно: примитив ≠ объект</text:h>
      <text:p text:style-name="P3"><text:span text:style-name="Source_20_Text">let str = "Привет";</text:span></text:p>
      <text:p text:style-name="P8"><text:span text:style-name="Source_20_Text">console.log(typeof str); // "string"</text:span></text:p>
      <text:p text:style-name="P8"/>
      <text:p text:style-name="P8"><text:span text:style-name="Source_20_Text">let objStr = new String("Привет");</text:span></text:p>
      <text:p text:style-name="P4"><text:span text:style-name="Source_20_Text">console.log(typeof objStr); // "object"</text:span></text:p>
      <text:p text:style-name="P2">То есть <text:span text:style-name="Source_20_Text">"Привет"</text:span> — это <text:span text:style-name="Strong_20_Emphasis">примитив</text:span>,<text:line-break/>а <text:span text:style-name="Source_20_Text">new String("Привет")</text:span> — <text:span text:style-name="Strong_20_Emphasis">объект-обёртка</text:span> (редко используют напрямую).</text:p>
      <text:p text:style-name="P5"/>
      <text:h text:style-name="P1" text:outline-level="2">🔹 Визуально:</text:h>
      <text:p text:style-name="P3"><text:span text:style-name="Source_20_Text">"hello"</text:span></text:p>
      <text:p text:style-name="P8"><text:span text:style-name="Source_20_Text"><text:s text:c="3"/>↓ временно превращается в</text:span></text:p>
      <text:p text:style-name="P8"><text:soft-page-break/><text:span text:style-name="Source_20_Text">new String("hello")</text:span></text:p>
      <text:p text:style-name="P8"><text:span text:style-name="Source_20_Text"><text:s text:c="3"/>↓ наследует от</text:span></text:p>
      <text:p text:style-name="P4"><text:span text:style-name="Source_20_Text">String.prototype → Object.prototype → null</text:span></text:p>
      <text:p text:style-name="P5"/>
      <text:h text:style-name="P1" text:outline-level="2">🧩 Итого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7">Примитив</text:p>
            </table:table-cell>
            <table:table-cell table:style-name="Таблица4.A1" office:value-type="string">
              <text:p text:style-name="P7">Имеет методы?</text:p>
            </table:table-cell>
            <table:table-cell table:style-name="Таблица4.A1" office:value-type="string">
              <text:p text:style-name="P7">Откуда берутся методы</text:p>
            </table:table-cell>
            <table:table-cell table:style-name="Таблица4.A1" office:value-type="string">
              <text:p text:style-name="P7">Постоянный объект?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1">string</text:span></text:span></text:p>
          </table:table-cell>
          <table:table-cell table:style-name="Таблица4.A1" office:value-type="string">
            <text:p text:style-name="P16">✅</text:p>
          </table:table-cell>
          <table:table-cell table:style-name="Таблица4.A1" office:value-type="string">
            <text:p text:style-name="Table_20_Contents"><text:span text:style-name="Source_20_Text"><text:span text:style-name="T1">String.prototype</text:span></text:span></text:p>
          </table:table-cell>
          <table:table-cell table:style-name="Таблица4.A1" office:value-type="string">
            <text:p text:style-name="P16">❌ временный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number</text:span></text:span></text:p>
          </table:table-cell>
          <table:table-cell table:style-name="Таблица4.A1" office:value-type="string">
            <text:p text:style-name="P16">✅</text:p>
          </table:table-cell>
          <table:table-cell table:style-name="Таблица4.A1" office:value-type="string">
            <text:p text:style-name="Table_20_Contents"><text:span text:style-name="Source_20_Text"><text:span text:style-name="T1">Number.prototype</text:span></text:span></text:p>
          </table:table-cell>
          <table:table-cell table:style-name="Таблица4.A1" office:value-type="string">
            <text:p text:style-name="P16">❌ временный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boolean</text:span></text:span></text:p>
          </table:table-cell>
          <table:table-cell table:style-name="Таблица4.A1" office:value-type="string">
            <text:p text:style-name="P16">✅</text:p>
          </table:table-cell>
          <table:table-cell table:style-name="Таблица4.A1" office:value-type="string">
            <text:p text:style-name="Table_20_Contents"><text:span text:style-name="Source_20_Text"><text:span text:style-name="T1">Boolean.prototype</text:span></text:span></text:p>
          </table:table-cell>
          <table:table-cell table:style-name="Таблица4.A1" office:value-type="string">
            <text:p text:style-name="P16">❌ временный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null</text:span></text:span></text:p>
          </table:table-cell>
          <table:table-cell table:style-name="Таблица4.A1" office:value-type="string">
            <text:p text:style-name="P16">❌</text:p>
          </table:table-cell>
          <table:table-cell table:style-name="Таблица4.A1" office:value-type="string">
            <text:p text:style-name="P16">—</text:p>
          </table:table-cell>
          <table:table-cell table:style-name="Таблица4.A1" office:value-type="string">
            <text:p text:style-name="P16">—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undefined</text:span></text:span></text:p>
          </table:table-cell>
          <table:table-cell table:style-name="Таблица4.A1" office:value-type="string">
            <text:p text:style-name="P16">❌</text:p>
          </table:table-cell>
          <table:table-cell table:style-name="Таблица4.A1" office:value-type="string">
            <text:p text:style-name="P16">—</text:p>
          </table:table-cell>
          <table:table-cell table:style-name="Таблица4.A1" office:value-type="string">
            <text:p text:style-name="P16">—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1">symbol</text:span></text:span></text:p>
          </table:table-cell>
          <table:table-cell table:style-name="Таблица4.A1" office:value-type="string">
            <text:p text:style-name="P16">✅</text:p>
          </table:table-cell>
          <table:table-cell table:style-name="Таблица4.A1" office:value-type="string">
            <text:p text:style-name="Table_20_Contents"><text:span text:style-name="Source_20_Text"><text:span text:style-name="T1">Symbol.prototype</text:span></text:span></text:p>
          </table:table-cell>
          <table:table-cell table:style-name="Таблица4.A1" office:value-type="string">
            <text:p text:style-name="P16">❌ временный</text:p>
          </table:table-cell>
        </table:table-row>
        <table:table-row table:style-name="Таблица4.8">
          <table:table-cell table:style-name="Таблица4.A1" office:value-type="string">
            <text:p text:style-name="Table_20_Contents"><text:span text:style-name="Source_20_Text"><text:span text:style-name="T1">bigint</text:span></text:span></text:p>
          </table:table-cell>
          <table:table-cell table:style-name="Таблица4.A1" office:value-type="string">
            <text:p text:style-name="P16">✅</text:p>
          </table:table-cell>
          <table:table-cell table:style-name="Таблица4.A1" office:value-type="string">
            <text:p text:style-name="Table_20_Contents"><text:span text:style-name="Source_20_Text"><text:span text:style-name="T1">BigInt.prototype</text:span></text:span></text:p>
          </table:table-cell>
          <table:table-cell table:style-name="Таблица4.A1" office:value-type="string">
            <text:p text:style-name="P16">❌ временный</text:p>
          </table:table-cell>
        </table:table-row>
      </table:table>
      <text:p text:style-name="P5"/>
      <text:p text:style-name="P2">💡 <text:span text:style-name="Strong_20_Emphasis">Главная идея:</text:span></text:p>
      <text:p text:style-name="P6">Примитивы не являются объектами, но временно ведут себя как объекты,<text:line-break/>потому что движок JavaScript оборачивает их в объектные оболочки,<text:line-break/>методы которых определены во встроенных прототипах (<text:span text:style-name="Source_20_Text">String.prototype</text:span>, <text:span text:style-name="Source_20_Text">Number.prototype</text:span>, и т.д.).</text:p>
      <text:h text:style-name="P1" text:outline-level="2">🔹 Что значит «изменять встроенный прототип»?</text:h>
      <text:p text:style-name="P2">Во встроенных прототипах (таких как <text:span text:style-name="Source_20_Text">Array.prototype</text:span>, <text:span text:style-name="Source_20_Text">Object.prototype</text:span>, <text:span text:style-name="Source_20_Text">String.prototype</text:span> и т.д.)<text:line-break/>уже есть стандартные методы.<text:line-break/>Но JavaScript <text:span text:style-name="Strong_20_Emphasis">разрешает</text:span> тебе добавлять туда <text:span text:style-name="Strong_20_Emphasis">свои</text:span> методы или свойства.</text:p>
      <text:p text:style-name="P2">Пример:</text:p>
      <text:p text:style-name="P3"><text:span text:style-name="Source_20_Text">Array.prototype.last = function() {</text:span></text:p>
      <text:p text:style-name="P8"><text:span text:style-name="Source_20_Text"><text:s text:c="2"/>return this[this.length - 1];</text:span></text:p>
      <text:p text:style-name="P8"><text:span text:style-name="Source_20_Text">};</text:span></text:p>
      <text:p text:style-name="P8"/>
      <text:p text:style-name="P4"><text:span text:style-name="Source_20_Text">console.log([1, 2, 3].last()); // 3</text:span></text:p>
      <text:p text:style-name="P2">✅ Теперь <text:span text:style-name="Strong_20_Emphasis">любой массив</text:span> в твоей программе имеет метод <text:span text:style-name="Source_20_Text">.last()</text:span><text:line-break/>— потому что все массивы наследуют от <text:span text:style-name="Source_20_Text">Array.prototype</text:span>.</text:p>
      <text:p text:style-name="P5"/>
      <text:h text:style-name="P1" text:outline-level="2">🔹 Почему это вообще работает</text:h>
      <text:p text:style-name="P2">Когда ты создаёшь массив:</text:p>
      <text:p text:style-name="P9"><text:span text:style-name="Source_20_Text">const arr = [1, 2, 3];</text:span></text:p>
      <text:p text:style-name="P2">у него в цепочке прототипов:</text:p>
      <text:p text:style-name="P9"><text:soft-page-break/><text:span text:style-name="Source_20_Text">arr → Array.prototype → Object.prototype → null</text:span></text:p>
      <text:p text:style-name="P2">Если ты добавил метод в <text:span text:style-name="Source_20_Text">Array.prototype</text:span>,<text:line-break/>он автоматически “доступен” всем массивам —<text:line-break/>ведь они используют один и тот же прототип.</text:p>
      <text:p text:style-name="P5"/>
      <text:h text:style-name="P1" text:outline-level="2">🔹 Примеры</text:h>
      <text:h text:style-name="P17" text:outline-level="3">📘 Добавление метода для всех строк</text:h>
      <text:p text:style-name="P3"><text:span text:style-name="Source_20_Text">String.prototype.capitalize = function() {</text:span></text:p>
      <text:p text:style-name="P8"><text:span text:style-name="Source_20_Text"><text:s text:c="2"/>return this.charAt(0).toUpperCase() + this.slice(1);</text:span></text:p>
      <text:p text:style-name="P8"><text:span text:style-name="Source_20_Text">};</text:span></text:p>
      <text:p text:style-name="P8"/>
      <text:p text:style-name="P4"><text:span text:style-name="Source_20_Text">console.log("мурад".capitalize()); // "Мурад"</text:span></text:p>
      <text:p text:style-name="P5"/>
      <text:h text:style-name="P17" text:outline-level="3">📗 Добавление метода для чисел</text:h>
      <text:p text:style-name="P3"><text:span text:style-name="Source_20_Text">Number.prototype.isPositive = function() {</text:span></text:p>
      <text:p text:style-name="P8"><text:span text:style-name="Source_20_Text"><text:s text:c="2"/>return this &gt; 0;</text:span></text:p>
      <text:p text:style-name="P8"><text:span text:style-name="Source_20_Text">};</text:span></text:p>
      <text:p text:style-name="P8"/>
      <text:p text:style-name="P8"><text:span text:style-name="Source_20_Text">console.log((5).isPositive()); <text:s/>// true</text:span></text:p>
      <text:p text:style-name="P4"><text:span text:style-name="Source_20_Text">console.log((-3).isPositive()); // false</text:span></text:p>
      <text:p text:style-name="P5"/>
      <text:h text:style-name="P17" text:outline-level="3">📙 Добавление универсального метода</text:h>
      <text:p text:style-name="P3"><text:span text:style-name="Source_20_Text">Object.prototype.sayHello = function() {</text:span></text:p>
      <text:p text:style-name="P8"><text:span text:style-name="Source_20_Text"><text:s text:c="2"/>console.log("Привет от объекта!");</text:span></text:p>
      <text:p text:style-name="P8"><text:span text:style-name="Source_20_Text">};</text:span></text:p>
      <text:p text:style-name="P8"/>
      <text:p text:style-name="P8"><text:span text:style-name="Source_20_Text">({}).sayHello(); <text:s text:c="6"/>// "Привет от объекта!"</text:span></text:p>
      <text:p text:style-name="P4"><text:span text:style-name="Source_20_Text">[1, 2, 3].sayHello(); <text:s/>// "Привет от объекта!"</text:span></text:p>
      <text:p text:style-name="P2">Но ⚠️ вот здесь мы уже вступаем на <text:span text:style-name="Strong_20_Emphasis">опасную территорию</text:span> 👇</text:p>
      <text:p text:style-name="P5"/>
      <text:h text:style-name="P1" text:outline-level="2">🔥 Почему изменение встроенных прототипов — <text:span text:style-name="Strong_20_Emphasis">опасно</text:span></text:h>
      <text:list text:style-name="L4">
        <text:list-item>
          <text:list>
            <text:list-item>
              <text:list>
                <text:list-item>
                  <text:h text:style-name="P18" text:outline-level="3">💥 <text:span text:style-name="Strong_20_Emphasis">Конфликты с будущими стандартами</text:span></text:h>
                </text:list-item>
              </text:list>
            </text:list-item>
          </text:list>
          <text:p text:style-name="P19">ECMAScript может добавить метод с тем же именем.<text:line-break/>Например, ты добавил <text:span text:style-name="Source_20_Text">Array.prototype.contains</text:span>,<text:line-break/>а потом браузеры ввели свой <text:span text:style-name="Source_20_Text">contains()</text:span> — теперь твой код ломается.</text:p>
          <text:list>
            <text:list-item>
              <text:list>
                <text:list-item>
                  <text:h text:style-name="P18" text:outline-level="3"><text:soft-page-break/>🧩 <text:span text:style-name="Strong_20_Emphasis">Конфликты с библиотеками</text:span></text:h>
                </text:list-item>
              </text:list>
            </text:list-item>
          </text:list>
          <text:p text:style-name="P19">Если ты и другая библиотека оба “патчите” один и тот же прототип,<text:line-break/>кто-то обязательно перепишет чей-то метод.</text:p>
          <text:list>
            <text:list-item>
              <text:list>
                <text:list-item>
                  <text:h text:style-name="P18" text:outline-level="3">🔄 <text:span text:style-name="Strong_20_Emphasis">Неожиданное поведение</text:span></text:h>
                </text:list-item>
              </text:list>
            </text:list-item>
          </text:list>
          <text:p text:style-name="P19">Иногда ты можешь перебрать свойства объекта и случайно захватить методы из прототипа:</text:p>
          <text:p text:style-name="P20"><text:span text:style-name="Source_20_Text">for (let key in arr) console.log(key);</text:span></text:p>
          <text:p text:style-name="P21"><text:span text:style-name="Source_20_Text">// покажет и твой "last", хотя ты этого не хотел</text:span></text:p>
          <text:list>
            <text:list-item>
              <text:list>
                <text:list-item>
                  <text:h text:style-name="P18" text:outline-level="3">🧠 <text:span text:style-name="Strong_20_Emphasis">Непрозрачность кода</text:span></text:h>
                </text:list-item>
              </text:list>
            </text:list-item>
          </text:list>
          <text:p text:style-name="P19">Код становится “магическим”: поведение объектов изменяется глобально,<text:line-break/>и другому разработчику сложно понять, откуда появился метод.</text:p>
        </text:list-item>
      </text:list>
      <text:p text:style-name="P5"/>
      <text:h text:style-name="P1" text:outline-level="2">🔹 Как можно, но безопасно</text:h>
      <text:p text:style-name="P2">✅ <text:span text:style-name="Strong_20_Emphasis">Локальное расширение</text:span> (не глобальное):</text:p>
      <text:p text:style-name="P2">Вместо изменения встроенного прототипа — создай <text:span text:style-name="Strong_20_Emphasis">утилиту</text:span>:</text:p>
      <text:p text:style-name="P3"><text:span text:style-name="Source_20_Text">const ArrayUtils = {</text:span></text:p>
      <text:p text:style-name="P8"><text:span text:style-name="Source_20_Text"><text:s text:c="2"/>last(arr) {</text:span></text:p>
      <text:p text:style-name="P8"><text:span text:style-name="Source_20_Text"><text:s text:c="4"/>return arr[arr.length - 1];</text:span></text:p>
      <text:p text:style-name="P8"><text:span text:style-name="Source_20_Text"><text:s text:c="2"/>}</text:span></text:p>
      <text:p text:style-name="P8"><text:span text:style-name="Source_20_Text">};</text:span></text:p>
      <text:p text:style-name="P8"/>
      <text:p text:style-name="P4"><text:span text:style-name="Source_20_Text">console.log(ArrayUtils.last([1, 2, 3])); // 3</text:span></text:p>
      <text:p text:style-name="P2">✅ Или используй <text:span text:style-name="Strong_20_Emphasis">Symbol</text:span> как уникальный ключ, чтобы не мешать стандартным свойствам:</text:p>
      <text:p text:style-name="P3"><text:span text:style-name="Source_20_Text">const myMethod = Symbol("myMethod");</text:span></text:p>
      <text:p text:style-name="P8"><text:span text:style-name="Source_20_Text">Array.prototype[myMethod] = function() {</text:span></text:p>
      <text:p text:style-name="P8"><text:span text:style-name="Source_20_Text"><text:s text:c="2"/>console.log("Безопасный метод!");</text:span></text:p>
      <text:p text:style-name="P4"><text:span text:style-name="Source_20_Text">};</text:span></text:p>
      <text:p text:style-name="P5"/>
      <text:h text:style-name="P1" text:outline-level="2">🔹 Когда всё-таки можно менять</text:h>
      <text:list text:style-name="L5">
        <text:list-item>
          <text:p text:style-name="P22">✅ Для <text:span text:style-name="Strong_20_Emphasis">учебных примеров</text:span> (как сейчас — чтобы понять механику).</text:p>
        </text:list-item>
        <text:list-item>
          <text:p text:style-name="P22">✅ В <text:span text:style-name="Strong_20_Emphasis">очень контролируемом окружении</text:span> (например, ты пишешь фреймворк).</text:p>
        </text:list-item>
        <text:list-item>
          <text:p text:style-name="P22">🚫 Но <text:span text:style-name="Strong_20_Emphasis">никогда не делай этого в продакшене</text:span>, если можешь избежать.</text:p>
        </text:list-item>
      </text:list>
      <text:p text:style-name="P5"/>
      <text:h text:style-name="P1" text:outline-level="2">🔹 Визуально</text:h>
      <text:p text:style-name="P3"><text:span text:style-name="Source_20_Text">[1, 2, 3]</text:span></text:p>
      <text:p text:style-name="P8"><text:span text:style-name="Source_20_Text"><text:s text:c="3"/>↓</text:span></text:p>
      <text:p text:style-name="P8"><text:soft-page-break/><text:span text:style-name="Source_20_Text">Array.prototype = { push, pop, map, filter, last ← добавлен тобой }</text:span></text:p>
      <text:p text:style-name="P8"><text:span text:style-name="Source_20_Text"><text:s text:c="3"/>↓</text:span></text:p>
      <text:p text:style-name="P8"><text:span text:style-name="Source_20_Text">Object.prototype = { toString, hasOwnProperty, ... }</text:span></text:p>
      <text:p text:style-name="P8"><text:span text:style-name="Source_20_Text"><text:s text:c="3"/>↓</text:span></text:p>
      <text:p text:style-name="P4"><text:span text:style-name="Source_20_Text">null</text:span></text:p>
      <text:p text:style-name="P5"/>
      <text:h text:style-name="P1" text:outline-level="2">🧩 ИТОГО</text:h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7">Плюсы</text:p>
            </table:table-cell>
            <table:table-cell table:style-name="Таблица5.A1" office:value-type="string">
              <text:p text:style-name="P7">Минусы</text:p>
            </table:table-cell>
          </table:table-row>
        </table:table-header-rows>
        <table:table-row>
          <table:table-cell table:style-name="Таблица5.A1" office:value-type="string">
            <text:p text:style-name="P16">✅ Можно добавить новые возможности языку</text:p>
          </table:table-cell>
          <table:table-cell table:style-name="Таблица5.A1" office:value-type="string">
            <text:p text:style-name="P16">❌ Ломает совместимость</text:p>
          </table:table-cell>
        </table:table-row>
        <table:table-row>
          <table:table-cell table:style-name="Таблица5.A1" office:value-type="string">
            <text:p text:style-name="P16">✅ Все объекты сразу получают новые методы</text:p>
          </table:table-cell>
          <table:table-cell table:style-name="Таблица5.A1" office:value-type="string">
            <text:p text:style-name="P16">❌ Может конфликтовать с другими библиотеками</text:p>
          </table:table-cell>
        </table:table-row>
        <table:table-row>
          <table:table-cell table:style-name="Таблица5.A1" office:value-type="string">
            <text:p text:style-name="P16">✅ Удобно для обучения и экспериментов</text:p>
          </table:table-cell>
          <table:table-cell table:style-name="Таблица5.A1" office:value-type="string">
            <text:p text:style-name="P16">❌ Трудно отладить и сопровождать код</text:p>
          </table:table-cell>
        </table:table-row>
      </table:table>
      <text:p text:style-name="P5"/>
      <text:p text:style-name="P2">💡 <text:span text:style-name="Strong_20_Emphasis">Главная мысль:</text:span></text:p>
      <text:p text:style-name="P6">Встроенные прототипы — это как “генетический код” JavaScript.<text:line-break/>Ты можешь изменить его, но это повлияет на всех “потомков”.<text:line-break/>Поэтому делай это только осознанно и осторожно.</text:p>
      <text:h text:style-name="P1" text:outline-level="2">Что значит “заимствование у прототипов”</text:h>
      <text:p text:style-name="P2">В JavaScript методы (например, <text:span text:style-name="Source_20_Text">push</text:span>, <text:span text:style-name="Source_20_Text">join</text:span>, <text:span text:style-name="Source_20_Text">forEach</text:span>) хранятся не внутри самих объектов, а <text:span text:style-name="Strong_20_Emphasis">в их прототипах</text:span>.<text:line-break/>Например:</text:p>
      <text:p text:style-name="P9"><text:span text:style-name="Source_20_Text">[].forEach === Array.prototype.forEach // true</text:span></text:p>
      <text:p text:style-name="P2">То есть метод <text:span text:style-name="Source_20_Text">forEach</text:span> — это <text:span text:style-name="Strong_20_Emphasis">одна функция</text:span>, которая лежит в <text:span text:style-name="Source_20_Text">Array.prototype</text:span>.<text:line-break/>И если у тебя есть другой объект, похожий на массив,<text:line-break/>ты можешь <text:span text:style-name="Strong_20_Emphasis">временно “одолжить”</text:span> этот метод и использовать его.</text:p>
      <text:p text:style-name="P2">👉 Именно это и называется <text:span text:style-name="Strong_20_Emphasis">заимствованием у прототипов</text:span>.</text:p>
      <text:p text:style-name="P5"/>
      <text:h text:style-name="P1" text:outline-level="2">🔹 Простейший пример</text:h>
      <text:p text:style-name="P3"><text:span text:style-name="Source_20_Text">const obj = {</text:span></text:p>
      <text:p text:style-name="P8"><text:span text:style-name="Source_20_Text"><text:s text:c="2"/>0: "Мурад",</text:span></text:p>
      <text:p text:style-name="P8"><text:span text:style-name="Source_20_Text"><text:s text:c="2"/>1: "Айгерим",</text:span></text:p>
      <text:p text:style-name="P8"><text:span text:style-name="Source_20_Text"><text:s text:c="2"/>length: 2</text:span></text:p>
      <text:p text:style-name="P8"><text:span text:style-name="Source_20_Text">};</text:span></text:p>
      <text:p text:style-name="P8"/>
      <text:p text:style-name="P8"><text:span text:style-name="Source_20_Text">Array.prototype.forEach.call(obj, function(value) {</text:span></text:p>
      <text:p text:style-name="P8"><text:span text:style-name="Source_20_Text"><text:s text:c="2"/>console.log(value);</text:span></text:p>
      <text:p text:style-name="P4"><text:span text:style-name="Source_20_Text">});</text:span></text:p>
      <text:p text:style-name="P2">📘 Что происходит:</text:p>
      <text:list text:style-name="L6">
        <text:list-item>
          <text:p text:style-name="P23"><text:soft-page-break/><text:span text:style-name="Source_20_Text">obj</text:span> выглядит как массив (есть числовые ключи и <text:span text:style-name="Source_20_Text">length</text:span>),</text:p>
        </text:list-item>
        <text:list-item>
          <text:p text:style-name="P23">но это <text:span text:style-name="Strong_20_Emphasis">не настоящий массив</text:span> (<text:span text:style-name="Source_20_Text">Array.isArray(obj)</text:span> → <text:span text:style-name="Source_20_Text">false</text:span>),</text:p>
        </text:list-item>
        <text:list-item>
          <text:p text:style-name="P23">мы <text:span text:style-name="Strong_20_Emphasis">заимствуем</text:span> метод <text:span text:style-name="Source_20_Text">forEach</text:span> у <text:span text:style-name="Source_20_Text">Array.prototype</text:span><text:line-break/>и вызываем его с контекстом <text:span text:style-name="Source_20_Text">obj</text:span>.</text:p>
        </text:list-item>
      </text:list>
      <text:p text:style-name="P2">🔸 Вывод:</text:p>
      <text:p text:style-name="P3"><text:span text:style-name="Source_20_Text">Мурад</text:span></text:p>
      <text:p text:style-name="P4"><text:span text:style-name="Source_20_Text">Айгерим</text:span></text:p>
      <text:p text:style-name="P5"/>
      <text:h text:style-name="P1" text:outline-level="2">🔹 Почему это работает</text:h>
      <text:p text:style-name="P2">Внутри метода <text:span text:style-name="Source_20_Text">forEach</text:span> используется <text:span text:style-name="Source_20_Text">this</text:span> для обращения к массиву.<text:line-break/>Когда мы делаем:</text:p>
      <text:p text:style-name="P9"><text:span text:style-name="Source_20_Text">Array.prototype.forEach.call(obj, callback)</text:span></text:p>
      <text:p text:style-name="P2">мы явно указываем, что <text:span text:style-name="Source_20_Text">this</text:span> внутри метода теперь будет <text:span text:style-name="Source_20_Text">obj</text:span>.</text:p>
      <text:p text:style-name="P2">Это возможно, потому что в JavaScript любая функция — это объект, и у всех функций есть методы <text:span text:style-name="Source_20_Text">.call()</text:span> и <text:span text:style-name="Source_20_Text">.apply()</text:span>,<text:line-break/>которые позволяют <text:span text:style-name="Strong_20_Emphasis">задать контекст </text:span><text:span text:style-name="Strong_20_Emphasis"><text:span text:style-name="Source_20_Text">this</text:span></text:span><text:span text:style-name="Strong_20_Emphasis"> вручную</text:span>.</text:p>
      <text:p text:style-name="P5"/>
      <text:h text:style-name="P1" text:outline-level="2">🔹 Ещё примеры</text:h>
      <text:h text:style-name="P17" text:outline-level="3">📘 1. Заимствуем <text:span text:style-name="Source_20_Text">push</text:span></text:h>
      <text:p text:style-name="P3"><text:span text:style-name="Source_20_Text">const obj = {</text:span></text:p>
      <text:p text:style-name="P8"><text:span text:style-name="Source_20_Text"><text:s text:c="2"/>0: "a",</text:span></text:p>
      <text:p text:style-name="P8"><text:span text:style-name="Source_20_Text"><text:s text:c="2"/>1: "b",</text:span></text:p>
      <text:p text:style-name="P8"><text:span text:style-name="Source_20_Text"><text:s text:c="2"/>length: 2</text:span></text:p>
      <text:p text:style-name="P8"><text:span text:style-name="Source_20_Text">};</text:span></text:p>
      <text:p text:style-name="P8"/>
      <text:p text:style-name="P8"><text:span text:style-name="Source_20_Text">Array.prototype.push.call(obj, "c");</text:span></text:p>
      <text:p text:style-name="P8"/>
      <text:p text:style-name="P8"><text:span text:style-name="Source_20_Text">console.log(obj); </text:span></text:p>
      <text:p text:style-name="P4"><text:span text:style-name="Source_20_Text">// {0: "a", 1: "b", 2: "c", length: 3}</text:span></text:p>
      <text:p text:style-name="P2">✅ Хотя <text:span text:style-name="Source_20_Text">obj</text:span> — не массив, мы заставили <text:span text:style-name="Source_20_Text">push</text:span> работать с ним.</text:p>
      <text:p text:style-name="P5"/>
      <text:h text:style-name="P17" text:outline-level="3">📘 2. Заимствуем <text:span text:style-name="Source_20_Text">join</text:span></text:h>
      <text:p text:style-name="P3"><text:span text:style-name="Source_20_Text">const arrayLike = { 0: "М", 1: "у", 2: "р", 3: "а", 4: "д", length: 5 };</text:span></text:p>
      <text:p text:style-name="P8"><text:span text:style-name="Source_20_Text">const result = Array.prototype.join.call(arrayLike, "");</text:span></text:p>
      <text:p text:style-name="P4"><text:span text:style-name="Source_20_Text">console.log(result); // "Мурад"</text:span></text:p>
      <text:p text:style-name="P2">🔸 Мы использовали <text:span text:style-name="Source_20_Text">join</text:span> для “сборки” строки из псевдомассива.</text:p>
      <text:p text:style-name="P5"/>
      <text:h text:style-name="P17" text:outline-level="3"><text:soft-page-break/>📘 3. Заимствуем <text:span text:style-name="Source_20_Text">Object.prototype.toString</text:span></text:h>
      <text:p text:style-name="P3"><text:span text:style-name="Source_20_Text">console.log(Object.prototype.toString.call([])); <text:s text:c="6"/>// [object Array]</text:span></text:p>
      <text:p text:style-name="P8"><text:span text:style-name="Source_20_Text">console.log(Object.prototype.toString.call("Привет")); // [object String]</text:span></text:p>
      <text:p text:style-name="P4"><text:span text:style-name="Source_20_Text">console.log(Object.prototype.toString.call(123)); <text:s text:c="5"/>// [object Number]</text:span></text:p>
      <text:p text:style-name="P2">📌 Этот метод часто используют, чтобы <text:span text:style-name="Strong_20_Emphasis">узнать точный тип</text:span> значения,<text:line-break/>потому что <text:span text:style-name="Source_20_Text">typeof</text:span> не всегда точен.</text:p>
      <text:p text:style-name="P5"/>
      <text:h text:style-name="P1" text:outline-level="2">🔹 Где это используется в реальной жизни</text:h>
      <text:list text:style-name="L7">
        <text:list-item>
          <text:p text:style-name="P24">📦 <text:span text:style-name="Strong_20_Emphasis">Псевдомассивы DOM</text:span></text:p>
          <text:p text:style-name="P25"><text:span text:style-name="Source_20_Text">const divs = document.querySelectorAll("div");</text:span></text:p>
          <text:p text:style-name="P26"><text:span text:style-name="Source_20_Text">Array.prototype.forEach.call(divs, el =&gt; console.log(el));</text:span></text:p>
          <text:p text:style-name="P24"><text:span text:style-name="Source_20_Text">NodeList</text:span> — не массив, но выглядит как массив → можно заимствовать <text:span text:style-name="Source_20_Text">forEach</text:span>.</text:p>
        </text:list-item>
        <text:list-item>
          <text:p text:style-name="P24">🔢 <text:span text:style-name="Strong_20_Emphasis">Arguments в функции</text:span></text:p>
          <text:p text:style-name="P25"><text:span text:style-name="Source_20_Text">function showArgs() {</text:span></text:p>
          <text:p text:style-name="P27"><text:span text:style-name="Source_20_Text"><text:s text:c="2"/>const args = Array.prototype.slice.call(arguments);</text:span></text:p>
          <text:p text:style-name="P27"><text:span text:style-name="Source_20_Text"><text:s text:c="2"/>console.log(args);</text:span></text:p>
          <text:p text:style-name="P27"><text:span text:style-name="Source_20_Text">}</text:span></text:p>
          <text:p text:style-name="P27"/>
          <text:p text:style-name="P26"><text:span text:style-name="Source_20_Text">showArgs(1, 2, 3); // [1, 2, 3]</text:span></text:p>
          <text:p text:style-name="P24"><text:span text:style-name="Source_20_Text">arguments</text:span> — тоже “псевдомассив”, и <text:span text:style-name="Source_20_Text">slice</text:span> помогает превратить его в обычный массив.</text:p>
        </text:list-item>
      </text:list>
      <text:p text:style-name="P5"/>
      <text:h text:style-name="P1" text:outline-level="2">🔹 Можно короче — через <text:span text:style-name="Source_20_Text">bind</text:span></text:h>
      <text:p text:style-name="P2">Чтобы не писать каждый раз длинно:</text:p>
      <text:p text:style-name="P9"><text:span text:style-name="Source_20_Text">Array.prototype.forEach.call(obj, cb);</text:span></text:p>
      <text:p text:style-name="P2">можно “позаимствовать навсегда”:</text:p>
      <text:p text:style-name="P3"><text:span text:style-name="Source_20_Text">const forEach = Function.call.bind(Array.prototype.forEach);</text:span></text:p>
      <text:p text:style-name="P4"><text:span text:style-name="Source_20_Text">forEach(obj, value =&gt; console.log(value));</text:span></text:p>
      <text:p text:style-name="P5"/>
      <text:h text:style-name="P1" text:outline-level="2">🔹 Итого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7">Что</text:p>
            </table:table-cell>
            <table:table-cell table:style-name="Таблица6.A1" office:value-type="string">
              <text:p text:style-name="P7">Как работает</text:p>
            </table:table-cell>
            <table:table-cell table:style-name="Таблица6.A1" office:value-type="string">
              <text:p text:style-name="P7">Пример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trong_20_Emphasis"><text:span text:style-name="T1">Заимствование</text:span></text:span></text:p>
          </table:table-cell>
          <table:table-cell table:style-name="Таблица6.A1" office:value-type="string">
            <text:p text:style-name="P16">Используем метод из прототипа другого типа</text:p>
          </table:table-cell>
          <table:table-cell table:style-name="Таблица6.A1" office:value-type="string">
            <text:p text:style-name="Table_20_Contents"><text:span text:style-name="Source_20_Text"><text:span text:style-name="T1">Array.prototype.forEach.call(obj, cb)</text:span></text:span></text:p>
          </table:table-cell>
        </table:table-row>
        <table:table-row>
          <table:table-cell table:style-name="Таблица6.A1" office:value-type="string">
            <text:p text:style-name="Table_20_Contents"><text:span text:style-name="Strong_20_Emphasis"><text:span text:style-name="T1">Зачем</text:span></text:span></text:p>
          </table:table-cell>
          <table:table-cell table:style-name="Таблица6.A1" office:value-type="string">
            <text:p text:style-name="P16">Чтобы работать с “похожими” объектами (например, псевдомассивами)</text:p>
          </table:table-cell>
          <table:table-cell table:style-name="Таблица6.A1" office:value-type="string">
            <text:p text:style-name="Table_20_Contents"><text:span text:style-name="Source_20_Text"><text:span text:style-name="T1">arguments</text:span></text:span><text:span text:style-name="T1">, </text:span><text:span text:style-name="Source_20_Text"><text:span text:style-name="T1">NodeList</text:span></text:span></text:p>
          </table:table-cell>
        </table:table-row>
        <text:soft-page-break/>
        <table:table-row>
          <table:table-cell table:style-name="Таблица6.A1" office:value-type="string">
            <text:p text:style-name="Table_20_Contents"><text:span text:style-name="Strong_20_Emphasis"><text:span text:style-name="T1">Основа</text:span></text:span></text:p>
          </table:table-cell>
          <table:table-cell table:style-name="Таблица6.A1" office:value-type="string">
            <text:p text:style-name="Table_20_Contents"><text:span text:style-name="T1">Методы </text:span><text:span text:style-name="Source_20_Text"><text:span text:style-name="T1">.call()</text:span></text:span><text:span text:style-name="T1"> и </text:span><text:span text:style-name="Source_20_Text"><text:span text:style-name="T1">.apply()</text:span></text:span><text:span text:style-name="T1"> позволяют подменять </text:span><text:span text:style-name="Source_20_Text"><text:span text:style-name="T1">this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1">method.call(context, args…)</text:span></text:span></text:p>
          </table:table-cell>
        </table:table-row>
        <table:table-row table:style-name="Таблица6.5">
          <table:table-cell table:style-name="Таблица6.A1" office:value-type="string">
            <text:p text:style-name="Table_20_Contents"><text:span text:style-name="Strong_20_Emphasis"><text:span text:style-name="T1">Безопасно?</text:span></text:span></text:p>
          </table:table-cell>
          <table:table-cell table:style-name="Таблица6.A1" office:value-type="string">
            <text:p text:style-name="P16">✅ Да, это часто используется в реальных проектах</text:p>
          </table:table-cell>
          <table:table-cell table:style-name="Таблица6.A1" office:value-type="string">
            <text:p text:style-name="P16">Особенно в старом коде до ES6</text:p>
          </table:table-cell>
        </table:table-row>
      </table:table>
      <text:p text:style-name="P5"/>
      <text:p text:style-name="P2">💡 <text:span text:style-name="Strong_20_Emphasis">Главная идея:</text:span></text:p>
      <text:p text:style-name="P6">“Заимствование у прототипов” позволяет использовать методы одного типа объектов для других,<text:line-break/>если их структура <text:span text:style-name="Strong_20_Emphasis">похожа</text:span>. Это одно из проявлений динамической природы JavaScript.</text:p>
      <text:h text:style-name="P1" text:outline-level="2">Как “почувствовать”, что контекст теряется</text:h>
      <text:p text:style-name="P2">🧠 Запомни простое правило:</text:p>
      <text:p text:style-name="P6">❗ Если при вызове функции <text:span text:style-name="Strong_20_Emphasis">нет точки перед скобками</text:span> —<text:line-break/>контекст (<text:span text:style-name="Source_20_Text">this</text:span>) будет <text:span text:style-name="Source_20_Text">undefined</text:span> (в strict).</text:p>
      <text:p text:style-name="P2">Примеры:</text:p>
      <text:p text:style-name="P3"><text:span text:style-name="Source_20_Text">user.sayHi(); // ✅ есть точка → this = user</text:span></text:p>
      <text:p text:style-name="P8"><text:span text:style-name="Source_20_Text">sayHi(); <text:s text:c="5"/>// ❌ нет точки → this = undefined</text:span></text:p>
      <text:p text:style-name="P4"><text:span text:style-name="Source_20_Text">setTimeout(user.sayHi, 1000); // ❌ нет точки при вызове → this потерян</text:span></text:p>
      <text:h text:style-name="P1" text:outline-level="2">🧩 ИТОГ<text:span text:style-name="T1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7">Ситуация</text:p>
            </table:table-cell>
            <table:table-cell table:style-name="Таблица7.A1" office:value-type="string">
              <text:p text:style-name="P7">Контекст сохраняется?</text:p>
            </table:table-cell>
            <table:table-cell table:style-name="Таблица7.A1" office:value-type="string">
              <text:p text:style-name="P7">Почему</text:p>
            </table:table-cell>
          </table:table-row>
        </table:table-header-rows>
        <table:table-row>
          <table:table-cell table:style-name="Таблица7.A1" office:value-type="string">
            <text:p text:style-name="P16">Вызов через объект</text:p>
          </table:table-cell>
          <table:table-cell table:style-name="Таблица7.A1" office:value-type="string">
            <text:p text:style-name="P16">✅</text:p>
          </table:table-cell>
          <table:table-cell table:style-name="Таблица7.A1" office:value-type="string">
            <text:p text:style-name="P16">объект перед точкой</text:p>
          </table:table-cell>
        </table:table-row>
        <table:table-row>
          <table:table-cell table:style-name="Таблица7.A1" office:value-type="string">
            <text:p text:style-name="P16">Функция передана “по ссылке”</text:p>
          </table:table-cell>
          <table:table-cell table:style-name="Таблица7.A1" office:value-type="string">
            <text:p text:style-name="P16">❌</text:p>
          </table:table-cell>
          <table:table-cell table:style-name="Таблица7.A1" office:value-type="string">
            <text:p text:style-name="P16">вызвана без объекта</text:p>
          </table:table-cell>
        </table:table-row>
        <table:table-row>
          <table:table-cell table:style-name="Таблица7.A1" office:value-type="string">
            <text:p text:style-name="Table_20_Contents"><text:span text:style-name="T1">Используем </text:span><text:span text:style-name="Source_20_Text"><text:span text:style-name="T1">.bind()</text:span></text:span></text:p>
          </table:table-cell>
          <table:table-cell table:style-name="Таблица7.A1" office:value-type="string">
            <text:p text:style-name="P16">✅</text:p>
          </table:table-cell>
          <table:table-cell table:style-name="Таблица7.A1" office:value-type="string">
            <text:p text:style-name="Table_20_Contents"><text:span text:style-name="T1">вручную закрепили </text:span><text:span text:style-name="Source_20_Text"><text:span text:style-name="T1">this</text:span></text:span></text:p>
          </table:table-cell>
        </table:table-row>
        <table:table-row>
          <table:table-cell table:style-name="Таблица7.A1" office:value-type="string">
            <text:p text:style-name="P16">Используем стрелку</text:p>
          </table:table-cell>
          <table:table-cell table:style-name="Таблица7.A1" office:value-type="string">
            <text:p text:style-name="P16">✅</text:p>
          </table:table-cell>
          <table:table-cell table:style-name="Таблица7.A1" office:value-type="string">
            <text:p text:style-name="Table_20_Contents"><text:span text:style-name="T1">стрелка не теряет </text:span><text:span text:style-name="Source_20_Text"><text:span text:style-name="T1">this</text:span></text:span></text:p>
          </table:table-cell>
        </table:table-row>
      </table:table>
      <text:p text:style-name="P2"><text:span text:style-name="Strong_20_Emphasis">Главная идея:</text:span></text:p>
      <text:p text:style-name="P6">Контекст (<text:span text:style-name="Source_20_Text">this</text:span>) “привязан” к тому, <text:span text:style-name="Strong_20_Emphasis">кто стоит перед точкой</text:span> при вызове.</text:p>
      <text:p text:style-name="P6">Если точки нет — контекст теряется.<text:line-break/>Чтобы не потерять — или вызывай через объект, или используй <text:span text:style-name="Source_20_Text">bind</text:span>, или стрелку.</text:p>
      <text:p text:style-name="P11"/>
      <text:p text:style-name="P11"/>
      <text:p text:style-name="P11"/>
      <text:p text:style-name="P28">Не делаем так </text:p>
      <text:p text:style-name="P28">function User(name) {</text:p>
      <text:p text:style-name="P28"><text:s text:c="2"/>this.name = name;</text:p>
      <text:p text:style-name="P28"><text:s text:c="2"/>this.sayHi = function () {</text:p>
      <text:p text:style-name="P28"><text:soft-page-break/><text:s text:c="4"/>console.log("Привет, " + this.name);</text:p>
      <text:p text:style-name="P28"><text:s text:c="2"/>};</text:p>
      <text:p text:style-name="P28">}</text:p>
      <text:p text:style-name="P29">const u = new User("<text:span text:style-name="T5">aboba</text:span>"); </text:p>
      <text:p text:style-name="P30">а делаем так </text:p>
      <text:p text:style-name="P30">function User(name) {</text:p>
      <text:p text:style-name="P30"><text:s text:c="2"/>this.name = name;</text:p>
      <text:p text:style-name="P30">}</text:p>
      <text:p text:style-name="P30"/>
      <text:p text:style-name="P30">User.prototype.sayHi = function () {</text:p>
      <text:p text:style-name="P30"><text:s text:c="2"/>console.log("Привет, " + this.name);</text:p>
      <text:p text:style-name="P30">};</text:p>
      <text:p text:style-name="P30"/>
      <text:p text:style-name="P30">const u = new User("<text:span text:style-name="T5">aboba</text:span>");</text:p>
      <text:p text:style-name="P30"/>
      <text:p text:style-name="P30"/>
      <text:p text:style-name="P30">пот<text:span text:style-name="T6">ому что «Каждый объект получает отдельную копию метода — это неэффективно».</text:span></text:p>
      <text:p text:style-name="P30"/>
      <text:p text:style-name="P31"/>
      <text:p text:style-name="P32"/>
      <text:h text:style-name="P33" text:outline-level="1">🔥 Представь, что у тебя есть конструктор:</text:h>
      <text:p text:style-name="P34"><text:span text:style-name="Source_20_Text">function User(name) {</text:span></text:p>
      <text:p text:style-name="P35"><text:span text:style-name="Source_20_Text"><text:s text:c="2"/>this.name = name;</text:span></text:p>
      <text:p text:style-name="P35"><text:span text:style-name="Source_20_Text"><text:s text:c="2"/>this.sayHi = function () {</text:span></text:p>
      <text:p text:style-name="P35"><text:span text:style-name="Source_20_Text"><text:s text:c="4"/>console.log("Привет, " + this.name);</text:span></text:p>
      <text:p text:style-name="P35"><text:span text:style-name="Source_20_Text"><text:s text:c="2"/>};</text:span></text:p>
      <text:p text:style-name="P36"><text:span text:style-name="Source_20_Text">}</text:span></text:p>
      <text:p text:style-name="P37">И ты создаёшь 3 объекта:</text:p>
      <text:p text:style-name="P34"><text:span text:style-name="Source_20_Text">const u1 = new User("</text:span><text:span text:style-name="Source_20_Text"><text:span text:style-name="T7">A</text:span></text:span><text:span text:style-name="Source_20_Text"><text:span text:style-name="T8">boba</text:span></text:span><text:span text:style-name="Source_20_Text">");</text:span></text:p>
      <text:p text:style-name="P38"><text:span text:style-name="Source_20_Text">const u2 = new User("</text:span><text:span text:style-name="Source_20_Text"><text:span text:style-name="T7">A</text:span></text:span><text:span text:style-name="Source_20_Text"><text:span text:style-name="T8">boba</text:span></text:span><text:span text:style-name="Source_20_Text"><text:span text:style-name="T9">2</text:span></text:span><text:span text:style-name="Source_20_Text">");</text:span></text:p>
      <text:p text:style-name="P39"><text:span text:style-name="Source_20_Text">const u3 = new User("</text:span><text:span text:style-name="Source_20_Text"><text:span text:style-name="T7">A</text:span></text:span><text:span text:style-name="Source_20_Text"><text:span text:style-name="T8">boba</text:span></text:span><text:span text:style-name="Source_20_Text"><text:span text:style-name="T9">3</text:span></text:span><text:span text:style-name="Source_20_Text">");</text:span></text:p>
      <text:p text:style-name="P32"/>
      <text:h text:style-name="P33" text:outline-level="1">⭐ Теперь главное:</text:h>
      <text:h text:style-name="P40" text:outline-level="2">❗ У всех трёх объектов будет <text:span text:style-name="Strong_20_Emphasis">ТРИ РАЗНЫХ ФУНКЦИИ sayHi</text:span></text:h>
      <text:p text:style-name="P37">Хотя код одинаковый, JavaScript создаёт функцию НОВУЮ КАЖДЫЙ РАЗ.</text:p>
      <text:p text:style-name="P37">То есть:</text:p>
      <text:p text:style-name="P34"><text:span text:style-name="Source_20_Text">u1.sayHi → функция №1</text:span></text:p>
      <text:p text:style-name="P35"><text:span text:style-name="Source_20_Text">u2.sayHi → функция №2</text:span></text:p>
      <text:p text:style-name="P36"><text:span text:style-name="Source_20_Text">u3.sayHi → функция №3</text:span></text:p>
      <text:p text:style-name="P37"><text:span text:style-name="Strong_20_Emphasis">Три копии одной и той же функции в памяти!</text:span></text:p>
      <text:p text:style-name="P37"><text:soft-page-break/>Это и значит:</text:p>
      <text:p text:style-name="P41">«Каждый объект получает отдельную копию метода — это неэффективно».</text:p>
      <text:p text:style-name="P32"/>
      <text:h text:style-name="P33" text:outline-level="1">🎯 Представь аналогию</text:h>
      <text:p text:style-name="P37">Ты делаешь 1000 одинаковых ключей.<text:line-break/>Каждый ключ занимает место → зачем делать 1000 копий, если можно хранить <text:span text:style-name="Strong_20_Emphasis">один ключ</text:span>, а всем выдавать ссылку?</text:p>
      <text:p text:style-name="P37">В программировании — то же самое.</text:p>
      <text:p text:style-name="P32"/>
      <text:h text:style-name="P33" text:outline-level="1">🧠 Почему это плохо?</text:h>
      <text:p text:style-name="P37">Потому что:</text:p>
      <text:list text:style-name="L8">
        <text:list-item>
          <text:p text:style-name="P42">лишняя память</text:p>
        </text:list-item>
        <text:list-item>
          <text:p text:style-name="P42">лишние одинаковые объекты</text:p>
        </text:list-item>
        <text:list-item>
          <text:p text:style-name="P42">медленнее работать</text:p>
        </text:list-item>
      </text:list>
      <text:p text:style-name="P37">Особенно если создаёшь сотни или тысячи экземпляров.</text:p>
      <text:p text:style-name="P32"/>
      <text:h text:style-name="P33" text:outline-level="1">✅ Как сделать эффективно?</text:h>
      <text:p text:style-name="P37">Перенести метод в <text:span text:style-name="Strong_20_Emphasis">прототип</text:span>:</text:p>
      <text:p text:style-name="P34"><text:span text:style-name="Source_20_Text">function User(name) {</text:span></text:p>
      <text:p text:style-name="P35"><text:span text:style-name="Source_20_Text"><text:s text:c="2"/>this.name = name;</text:span></text:p>
      <text:p text:style-name="P35"><text:span text:style-name="Source_20_Text">}</text:span></text:p>
      <text:p text:style-name="P35"/>
      <text:p text:style-name="P35"><text:span text:style-name="Source_20_Text">User.prototype.sayHi = function () {</text:span></text:p>
      <text:p text:style-name="P35"><text:span text:style-name="Source_20_Text"><text:s text:c="2"/>console.log("Привет, " + this.name);</text:span></text:p>
      <text:p text:style-name="P36"><text:span text:style-name="Source_20_Text">};</text:span></text:p>
      <text:p text:style-name="P37">Теперь:</text:p>
      <text:p text:style-name="P34"><text:span text:style-name="Source_20_Text">u1.sayHi → одна и та же функция</text:span></text:p>
      <text:p text:style-name="P35"><text:span text:style-name="Source_20_Text">u2.sayHi → одна и та же функция</text:span></text:p>
      <text:p text:style-name="P36"><text:span text:style-name="Source_20_Text">u3.sayHi → одна и та же функция</text:span></text:p>
      <text:p text:style-name="P37">То есть <text:span text:style-name="Strong_20_Emphasis">один метод, разделяемый всеми объектами</text:span>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02:56:21.034903200</meta:creation-date>
    <dc:date>2025-12-05T04:15:55.015260900</dc:date>
    <meta:editing-duration>PT1H9M14S</meta:editing-duration>
    <meta:editing-cycles>19</meta:editing-cycles>
    <meta:generator>LibreOffice/25.2.7.2$Windows_X86_64 LibreOffice_project/5cbfd1ab6520636bb5f7b99185aa69bd7456825d</meta:generator>
    <meta:document-statistic meta:table-count="7" meta:image-count="0" meta:object-count="0" meta:page-count="13" meta:paragraph-count="438" meta:word-count="2033" meta:character-count="14221" meta:non-whitespace-character-count="12474"/>
  </office:meta>
</office:document-meta>
</file>